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d04" officeooo:paragraph-rsid="000ddd04"/>
    </style:style>
    <style:style style:name="P2" style:family="paragraph" style:parent-style-name="Standard">
      <style:text-properties officeooo:rsid="000f8825" officeooo:paragraph-rsid="000f88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egf</text:p>
      <text:p text:style-name="P1"/>
      <text:p text:style-name="P2">tuujh uyju j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17:10.930713281</meta:creation-date>
    <dc:date>2017-09-20T18:12:24.670191788</dc:date>
    <meta:editing-duration>PT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4" meta:character-count="18" meta:non-whitespace-character-count="16"/>
  </office:meta>
</office:document-meta>
</file>